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" svg:font-family="'DejaVu Math TeX Gyre'"/>
    <style:font-face style:name="FreeSans" svg:font-family="FreeSans" style:font-family-generic="swiss"/>
    <style:font-face style:name="Liberation Sans1" svg:font-family="'Liberation Sans'" style:font-family-generic="swiss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top" draw:auto-grow-height="false" fo:min-height="4.512cm" fo:min-width="19.82cm"/>
    </style:style>
    <style:style style:name="gr2" style:family="graphic" style:parent-style-name="standard">
      <style:graphic-properties svg:stroke-width="0.053cm" svg:stroke-color="#ed1c24" draw:marker-start-width="0.279cm" draw:marker-end-width="0.279cm" draw:fill="none" draw:fill-color="#808080" draw:opacity="4%" draw:textarea-horizontal-align="justify" draw:textarea-vertical-align="top" draw:auto-grow-height="false" fo:min-height="50.477cm" fo:min-width="18.616cm" fo:padding-top="0.151cm" fo:padding-bottom="0.151cm" fo:padding-left="0.276cm" fo:padding-right="0.276cm"/>
    </style:style>
    <style:style style:name="gr3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1.99cm" fo:padding-top="0.176cm" fo:padding-bottom="0.176cm" fo:padding-left="0.301cm" fo:padding-right="0.301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668cm" fo:min-width="4.518cm"/>
    </style:style>
    <style:style style:name="gr5" style:family="graphic" style:parent-style-name="standard">
      <style:graphic-properties svg:stroke-color="#000000" draw:fill-color="#ffffff" draw:textarea-horizontal-align="justify" draw:textarea-vertical-align="top" draw:auto-grow-height="false" fo:min-height="0.819cm" fo:min-width="14.898cm"/>
    </style:style>
    <style:style style:name="gr6" style:family="graphic" style:parent-style-name="standard" style:list-style-name="L1">
      <style:graphic-properties svg:stroke-color="#000000" draw:fill="none" draw:textarea-horizontal-align="justify" draw:textarea-vertical-align="top" draw:auto-grow-height="false" fo:min-height="2.209cm" fo:min-width="19.82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1.084cm" fo:min-width="3.98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5.251cm" fo:min-width="4.707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svg:stroke-color="#000000" draw:fill="none" draw:textarea-horizontal-align="justify" draw:textarea-vertical-align="top" draw:auto-grow-height="false" fo:min-height="1.655cm" fo:min-width="7.103cm"/>
    </style:style>
    <style:style style:name="gr12" style:family="graphic" style:parent-style-name="standard">
      <style:graphic-properties svg:stroke-color="#000000" draw:fill="none" draw:textarea-horizontal-align="justify" draw:textarea-vertical-align="top" draw:auto-grow-height="false" fo:min-height="1.782cm" fo:min-width="7.103cm"/>
    </style:style>
    <style:style style:name="gr13" style:family="graphic" style:parent-style-name="standard">
      <style:graphic-properties svg:stroke-color="#000000" draw:fill="none" draw:textarea-horizontal-align="justify" draw:textarea-vertical-align="top" draw:auto-grow-height="false" fo:min-height="1.294cm" fo:min-width="19.82cm"/>
    </style:style>
    <style:style style:name="gr14" style:family="graphic" style:parent-style-name="standard">
      <style:graphic-properties svg:stroke-color="#000000" draw:fill="none" draw:textarea-horizontal-align="justify" draw:textarea-vertical-align="top" draw:auto-grow-height="false" fo:min-height="1.381cm" fo:min-width="19.82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2.798cm" fo:min-width="4.769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1.084cm" fo:min-width="5.088cm"/>
    </style:style>
    <style:style style:name="gr17" style:family="graphic" style:parent-style-name="standard" style:list-style-name="L1">
      <style:graphic-properties svg:stroke-color="#000000" draw:fill="none" draw:textarea-horizontal-align="justify" draw:textarea-vertical-align="top" draw:auto-grow-height="false" fo:min-height="1.643cm" fo:min-width="7.151cm"/>
    </style:style>
    <style:style style:name="gr18" style:family="graphic" style:parent-style-name="standard">
      <style:graphic-properties svg:stroke-color="#000000" draw:fill="none" draw:textarea-horizontal-align="justify" draw:textarea-vertical-align="top" draw:auto-grow-height="false" fo:min-height="1.366cm" fo:min-width="12.2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1.084cm" fo:min-width="4.556cm"/>
    </style:style>
    <style:style style:name="gr20" style:family="graphic" style:parent-style-name="standard">
      <style:graphic-properties svg:stroke-color="#000000" draw:fill="none" draw:textarea-horizontal-align="justify" draw:textarea-vertical-align="top" draw:auto-grow-height="false" fo:min-height="1.655cm" fo:min-width="7.131cm"/>
    </style:style>
    <style:style style:name="gr21" style:family="graphic" style:parent-style-name="standard">
      <style:graphic-properties svg:stroke-color="#000000" draw:fill="none" draw:textarea-horizontal-align="justify" draw:textarea-vertical-align="top" draw:auto-grow-height="false" fo:min-height="2.174cm" fo:min-width="9.582cm"/>
    </style:style>
    <style:style style:name="gr22" style:family="graphic" style:parent-style-name="standard">
      <style:graphic-properties svg:stroke-color="#000000" draw:fill="none" draw:textarea-horizontal-align="justify" draw:textarea-vertical-align="middle" draw:auto-grow-height="false" fo:min-height="1.909cm" fo:min-width="12.145cm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2.417cm" fo:min-width="12.145cm"/>
    </style:style>
    <style:style style:name="P1" style:family="paragraph">
      <style:paragraph-properties fo:text-align="center"/>
      <style:text-properties style:font-name="Liberation Sans2" fo:font-size="16pt" style:font-size-asian="16pt" style:font-size-complex="16pt"/>
    </style:style>
    <style:style style:name="P2" style:family="paragraph">
      <style:paragraph-properties fo:text-align="start"/>
      <style:text-properties style:font-name="Liberation Sans2" fo:font-size="16pt" style:font-size-asian="16pt" style:font-size-complex="16pt"/>
    </style:style>
    <style:style style:name="P3" style:family="paragraph">
      <loext:graphic-properties draw:fill="none"/>
      <style:paragraph-properties fo:text-align="center"/>
      <style:text-properties style:font-name="Liberation Sans2" fo:font-size="16pt" style:font-size-asian="16pt" style:font-size-complex="16pt"/>
    </style:style>
    <style:style style:name="P4" style:family="paragraph">
      <style:paragraph-properties fo:text-align="center"/>
      <style:text-properties style:font-name="Liberation Sans2" fo:font-size="16pt" fo:font-weight="bold" style:font-weight-asian="bold" style:font-weight-complex="bold"/>
    </style:style>
    <style:style style:name="P5" style:family="paragraph">
      <loext:graphic-properties draw:fill="none" draw:fill-color="#808080" draw:opacity="4%"/>
      <style:paragraph-properties fo:text-align="center"/>
      <style:text-properties style:font-name="Liberation Sans2" fo:font-size="16pt" fo:font-weight="bold" style:font-weight-asian="bold" style:font-weight-complex="bold"/>
    </style:style>
    <style:style style:name="P6" style:family="paragraph">
      <style:paragraph-properties fo:text-align="center"/>
      <style:text-properties style:font-name="Liberation Sans2" fo:font-size="16pt"/>
    </style:style>
    <style:style style:name="P7" style:family="paragraph">
      <loext:graphic-properties draw:fill="none" draw:fill-color="#ffffff"/>
      <style:paragraph-properties fo:text-align="center"/>
      <style:text-properties style:font-name="Liberation Sans2" fo:font-size="16pt"/>
    </style:style>
    <style:style style:name="P8" style:family="paragraph">
      <loext:graphic-properties draw:fill-color="#ffffff"/>
      <style:paragraph-properties fo:text-align="center"/>
      <style:text-properties style:font-name="Liberation Sans2" fo:font-size="16pt" style:font-size-asian="16pt" style:font-size-complex="16pt"/>
    </style:style>
    <style:style style:name="P9" style:family="paragraph"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/>
      <style:paragraph-properties fo:text-align="center"/>
      <style:text-properties style:font-name="Liberation Sans2" fo:font-size="16pt"/>
    </style:style>
    <style:style style:name="P12" style:family="paragraph">
      <style:paragraph-properties fo:text-align="center"/>
      <style:text-properties style:font-name="Liberation Sans2" fo:font-size="16pt" style:text-underline-style="none"/>
    </style:style>
    <style:style style:name="P13" style:family="paragraph">
      <loext:graphic-properties draw:fill="none"/>
      <style:paragraph-properties fo:text-align="center"/>
      <style:text-properties style:font-name="Liberation Sans2" fo:font-size="16pt" style:text-underline-style="none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style:font-name="Liberation Sans2" fo:font-size="16pt" style:text-underline-style="none" style:font-size-asian="16pt" style:font-size-complex="16pt"/>
    </style:style>
    <style:style style:name="P15" style:family="paragraph">
      <style:paragraph-properties fo:text-align="center"/>
      <style:text-properties style:font-name="Liberation Sans2" fo:font-size="16pt" style:text-underline-style="none" style:font-size-asian="16pt" style:font-size-complex="16pt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style:font-name="Liberation Sans2" fo:font-size="16pt" style:text-underline-style="none" style:font-size-asian="16pt" style:font-size-complex="16pt"/>
    </style:style>
    <style:style style:name="P17" style:family="paragraph">
      <loext:graphic-properties draw:fill="none"/>
      <style:paragraph-properties fo:text-align="center"/>
      <style:text-properties style:font-name="Liberation Sans2" fo:font-size="16pt" style:text-underline-style="none" style:font-size-asian="16pt" style:font-size-complex="16pt"/>
    </style:style>
    <style:style style:name="T1" style:family="text">
      <style:text-properties style:text-underline-style="solid" style:text-underline-width="auto" style:text-underline-color="font-color" style:font-size-asian="16pt" style:font-size-complex="16pt"/>
    </style:style>
    <style:style style:name="T2" style:family="text">
      <style:text-properties style:text-underline-style="none" style:font-size-asian="16pt" style:font-size-complex="16pt"/>
    </style:style>
    <style:style style:name="T3" style:family="text">
      <style:text-properties style:text-position="super 58%" style:text-underline-style="none" style:font-size-asian="16pt" style:font-size-complex="16pt"/>
    </style:style>
    <style:style style:name="T4" style:family="text">
      <style:text-properties style:font-size-asian="16pt" style:font-size-complex="16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-asian="DejaVu Math TeX Gyre" style:font-name-complex="DejaVu Math TeX Gyre"/>
    </style:style>
    <style:style style:name="T9" style:family="text">
      <style:text-properties style:font-name-asian="Liberation Sans1" style:font-name-complex="Liberation Sans1"/>
    </style:style>
    <style:style style:name="T10" style:family="text">
      <style:text-properties style:text-underline-style="none"/>
    </style:style>
    <style:style style:name="T11" style:family="text">
      <style:text-properties style:text-underline-style="solid" style:text-underline-width="auto" style:text-underline-color="font-color" style:font-name-asian="Liberation Sans1" style:font-name-complex="Liberation Sans1"/>
    </style:style>
    <style:style style:name="T12" style:family="text">
      <style:text-properties style:text-underline-style="none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xml:id="id4" draw:id="id4" draw:layer="layout" svg:width="20.32cm" svg:height="4.762cm" svg:x="0.635cm" svg:y="14.244cm">
          <text:p text:style-name="P1"><text:span text:style-name="T1">Testing</text:span></text:p>
          <text:p text:style-name="P2"><text:span text:style-name="T2">1. Investigate: 1</text:span><text:span text:style-name="T3">st</text:span><text:span text:style-name="T2">, 2</text:span><text:span text:style-name="T3">nd</text:span><text:span text:style-name="T2"> 3</text:span><text:span text:style-name="T3">rd</text:span><text:span text:style-name="T2"> moments of AA &amp; DP,</text:span></text:p>
          <text:p text:style-name="P2"><text:span text:style-name="T2">2. Check for Near Zero Variance of features,</text:span></text:p>
          <text:p text:style-name="P2"><text:span text:style-name="T2">3. Use Boruta RF for Feature Selection,</text:span></text:p>
          <text:p text:style-name="P2"><text:span text:style-name="T2">3. Check Pearson's Correlation Coefficients for multi-collinearity,</text:span></text:p>
          <text:p text:style-name="P2"><text:span text:style-name="T2">4. Conduct Principle Component Analysis for feature selection,</text:span></text:p>
          <text:p text:style-name="P2"><text:span text:style-name="T2">5. K-Means Cluster analysis</text:span><text:span text:style-name="T4"><text:line-break/></text:span><text:span text:style-name="T4"/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0.32cm" svg:height="51.931cm" svg:x="0.635cm" svg:y="11.708cm">
          <text:p text:style-name="P4"><text:span text:style-name="T5">Exploratory Data Analysis</text:span></text:p>
          <draw:enhanced-geometry svg:viewBox="0 0 21600 21600" draw:path-stretchpoint-x="10800" draw:path-stretchpoint-y="10800" draw:text-areas="?f3 ?f4 ?f5 ?f6" draw:type="round-rectangle" draw:modifiers="2090.429278750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7" draw:layer="layout" svg:width="20.32cm" svg:height="2.342cm" svg:x="0.635cm" svg:y="0.635cm">
          <draw:text-box>
            <text:p text:style-name="P6"><text:span text:style-name="T6">Work Flowchart-DRAFT:</text:span> </text:p>
            <text:p text:style-name="P6">Machine Learning Based Prediction To Detect Anti-Cancer Polypeptides Using Deep Learning, Support Vector Machine Sigmoidal Function &amp; Naive Bayes.</text:p>
          </draw:text-box>
        </draw:frame>
        <draw:custom-shape draw:style-name="gr4" draw:text-style-name="P8" xml:id="id1" draw:id="id1" draw:layer="layout" svg:width="5.116cm" svg:height="1.016cm" svg:x="8.245cm" svg:y="3.64cm">
          <text:p text:style-name="P1"><text:span text:style-name="T4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xml:id="id2" draw:id="id2" draw:layer="layout" svg:width="20.32cm" svg:height="1.411cm" svg:x="0.635cm" svg:y="5.599cm">
          <text:p text:style-name="P1"><text:span text:style-name="T4">Obtain </text:span><text:span text:style-name="T7">Tyagi-B dataset</text:span><text:span text:style-name="T4"> &amp; Controls, {2 x *.fasta Format}</text:span></text:p>
          <draw:enhanced-geometry svg:viewBox="0 0 21600 21600" draw:glue-points="?f6 0 10800 ?f8 ?f11 10800 ?f9 21600 10800 ?f10 ?f5 10800" draw:text-areas="?f3 ?f3 ?f4 ?f4" draw:type="parallelogram" draw:modifiers="2080.2811950790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10" xml:id="id3" draw:id="id3" draw:layer="layout" svg:width="20.32cm" svg:height="2.459cm" svg:x="0.635cm" svg:y="8.252cm">
          <text:p text:style-name="P9"><text:span text:style-name="T1">Convert</text:span></text:p>
          <text:p text:style-name="P9"><text:span text:style-name="T2">Polypeptides to % AA &amp; Dipeptide Composition</text:span><text:span text:style-name="T2"><text:line-break/></text:span><text:span text:style-name="T2">2D-matrix [~500 polypeptides, ~423 Features]</text:span></text:p>
          <draw:enhanced-geometry svg:viewBox="0 0 21600 21600" draw:type="rectangle" draw:enhanced-path="M 0 0 L 21600 0 21600 21600 0 21600 0 0 Z N"/>
        </draw:custom-shape>
        <draw:connector draw:style-name="gr7" draw:text-style-name="P11" draw:layer="layout" svg:x1="10.803cm" svg:y1="4.656cm" svg:x2="10.795cm" svg:y2="5.599cm" draw:start-shape="id1" draw:start-glue-point="2" draw:end-shape="id2" draw:end-glue-point="5" svg:d="M10803 4656v472h-8v471" svg:viewBox="0 0 9 944">
          <text:p/>
        </draw:connector>
        <draw:connector draw:style-name="gr7" draw:text-style-name="P11" draw:layer="layout" svg:x1="10.795cm" svg:y1="7.01cm" svg:x2="10.795cm" svg:y2="8.252cm" draw:start-shape="id2" draw:start-glue-point="8" draw:end-shape="id3" draw:end-glue-point="0" svg:d="M10795 7010v1242" svg:viewBox="0 0 1 1243">
          <text:p/>
        </draw:connector>
        <draw:connector draw:style-name="gr7" draw:text-style-name="P11" draw:layer="layout" svg:x1="10.795cm" svg:y1="10.711cm" svg:x2="10.795cm" svg:y2="14.244cm" draw:start-shape="id3" draw:start-glue-point="2" draw:end-shape="id4" draw:end-glue-point="0" svg:d="M10795 10711v3533" svg:viewBox="0 0 1 3534">
          <text:p/>
        </draw:connector>
        <draw:custom-shape draw:style-name="gr8" draw:text-style-name="P3" xml:id="id5" draw:id="id5" draw:layer="layout" svg:width="8.959cm" svg:height="2.667cm" svg:x="6.292cm" svg:y="36.492cm">
          <text:p text:style-name="P1"><text:span text:style-name="T4">Skewness &gt;= 2.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6" draw:id="id6" draw:layer="layout" svg:width="5.207cm" svg:height="5.501cm" svg:x="15.323cm" svg:y="39.299cm">
          <text:p text:style-name="P6"><text:span text:style-name="T6">Test</text:span>:</text:p>
          <text:p text:style-name="P6">Box-Cox </text:p>
          <text:p text:style-name="P6">Transformation,</text:p>
          <text:p text:style-name="P6"><text:span text:style-name="T8">λ</text:span><text:span text:style-name="T9"> = xi</text:span></text:p>
          <text:p text:style-name="P6"><text:span text:style-name="T9">&amp;</text:span></text:p>
          <text:p text:style-name="P6"><text:span text:style-name="T9">Transform </text:span></text:p>
          <text:p text:style-name="P6"><text:span text:style-name="T9">Feature i</text:span></text:p>
          <draw:enhanced-geometry svg:viewBox="0 0 21600 21600" draw:type="rectangle" draw:enhanced-path="M 0 0 L 21600 0 21600 21600 0 21600 0 0 Z N"/>
        </draw:custom-shape>
        <draw:connector draw:style-name="gr10" draw:text-style-name="P11" draw:layer="layout" svg:x1="15.251cm" svg:y1="37.826cm" svg:x2="17.926cm" svg:y2="39.299cm" draw:start-shape="id5" draw:start-glue-point="7" draw:end-shape="id6" draw:end-glue-point="0" svg:d="M15251 37826h2675v1473" svg:viewBox="0 0 2676 1474">
          <text:p text:style-name="P6">YES</text:p>
        </draw:connector>
        <draw:custom-shape draw:style-name="gr11" draw:text-style-name="P11" xml:id="id7" draw:id="id7" draw:layer="layout" svg:width="7.603cm" svg:height="1.905cm" svg:x="6.991cm" svg:y="41.006cm">
          <text:p text:style-name="P6">Attribute Columns:</text:p>
          <text:p text:style-name="P6">NO Change</text:p>
          <draw:enhanced-geometry svg:viewBox="0 0 21600 21600" draw:type="rectangle" draw:enhanced-path="M 0 0 L 21600 0 21600 21600 0 21600 0 0 Z N"/>
        </draw:custom-shape>
        <draw:connector draw:style-name="gr10" draw:text-style-name="P11" draw:layer="layout" svg:x1="10.772cm" svg:y1="39.159cm" svg:x2="10.792cm" svg:y2="41.006cm" draw:start-shape="id5" draw:start-glue-point="6" draw:end-shape="id7" draw:end-glue-point="0" svg:d="M10772 39159v923h20v924" svg:viewBox="0 0 21 1848">
          <text:p text:style-name="P6">NO</text:p>
        </draw:connector>
        <draw:custom-shape draw:style-name="gr12" draw:text-style-name="P13" xml:id="id8" draw:id="id8" draw:layer="layout" svg:width="7.603cm" svg:height="2.032cm" svg:x="6.991cm" svg:y="45.086cm">
          <text:p text:style-name="P12"><text:span text:style-name="T6">Combine Columns</text:span></text:p>
          <text:p text:style-name="P12"><text:span text:style-name="T10">To Obtain Working Dataset.</text:span></text:p>
          <draw:enhanced-geometry svg:viewBox="0 0 21600 21600" draw:type="rectangle" draw:enhanced-path="M 0 0 L 21600 0 21600 21600 0 21600 0 0 Z N"/>
        </draw:custom-shape>
        <draw:connector draw:style-name="gr7" draw:text-style-name="P11" draw:layer="layout" svg:x1="10.792cm" svg:y1="42.911cm" svg:x2="10.792cm" svg:y2="45.086cm" draw:start-shape="id7" draw:start-glue-point="2" draw:end-shape="id8" draw:end-glue-point="0" svg:d="M10792 42911v2175" svg:viewBox="0 0 1 2176">
          <text:p/>
        </draw:connector>
        <draw:connector draw:style-name="gr7" draw:text-style-name="P11" draw:layer="layout" svg:x1="17.926cm" svg:y1="44.8cm" svg:x2="14.594cm" svg:y2="46.102cm" draw:start-shape="id6" draw:start-glue-point="2" draw:end-shape="id8" draw:end-glue-point="1" svg:d="M17926 44800v1302h-3332" svg:viewBox="0 0 3333 1303">
          <text:p/>
        </draw:connector>
        <draw:custom-shape draw:style-name="gr13" draw:text-style-name="P3" xml:id="id9" draw:id="id9" draw:layer="layout" svg:width="20.32cm" svg:height="1.544cm" svg:x="0.635cm" svg:y="20.285cm">
          <text:p text:style-name="P1"><text:span text:style-name="T1">Remove</text:span></text:p>
          <text:p text:style-name="P1"><text:span text:style-name="T4">N.Z.V. Featur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1" draw:layer="layout" svg:x1="10.795cm" svg:y1="19.006cm" svg:x2="10.795cm" svg:y2="20.285cm" draw:start-shape="id4" draw:start-glue-point="2" draw:end-shape="id9" draw:end-glue-point="0" svg:d="M10795 19006v1279" svg:viewBox="0 0 1 1280">
          <text:p/>
        </draw:connector>
        <draw:custom-shape draw:style-name="gr14" draw:text-style-name="P3" xml:id="id10" draw:id="id10" draw:layer="layout" svg:width="20.32cm" svg:height="1.631cm" svg:x="0.635cm" svg:y="22.953cm">
          <text:p text:style-name="P1"><text:span text:style-name="T1">Remove</text:span></text:p>
          <text:p text:style-name="P1"><text:span text:style-name="T4">Boruta RF Featur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1" draw:layer="layout" svg:x1="10.795cm" svg:y1="21.829cm" svg:x2="10.795cm" svg:y2="22.953cm" draw:start-shape="id9" draw:start-glue-point="2" draw:end-shape="id10" draw:end-glue-point="0" svg:d="M10795 21829v1124" svg:viewBox="0 0 1 1125">
          <text:p/>
        </draw:connector>
        <draw:custom-shape draw:style-name="gr15" draw:text-style-name="P3" xml:id="id12" draw:id="id12" draw:layer="layout" svg:width="5.269cm" svg:height="3.048cm" svg:x="15.373cm" svg:y="29.227cm">
          <text:p text:style-name="P1"><text:span text:style-name="T1">Test &amp; Remove</text:span></text:p>
          <text:p text:style-name="P1"><text:span text:style-name="T4">Boruta RF </text:span></text:p>
          <text:p text:style-name="P1"><text:span text:style-name="T4">Featur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xml:id="id11" draw:id="id11" draw:layer="layout" svg:width="11.176cm" svg:height="2.667cm" svg:x="5.213cm" svg:y="26.018cm">
          <text:p text:style-name="P1"><text:span text:style-name="T4">|R| &gt;= 0.7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11" draw:layer="layout" svg:x1="16.389cm" svg:y1="27.352cm" svg:x2="18.007cm" svg:y2="29.227cm" draw:start-shape="id11" draw:start-glue-point="7" draw:end-shape="id12" draw:end-glue-point="0" svg:d="M16389 27352h1618v1875" svg:viewBox="0 0 1619 1876">
          <text:p text:style-name="P6">YES</text:p>
        </draw:connector>
        <draw:custom-shape draw:style-name="gr17" draw:text-style-name="P16" xml:id="id13" draw:id="id13" draw:layer="layout" svg:width="7.651cm" svg:height="1.893cm" svg:x="6.967cm" svg:y="30.496cm">
          <text:p text:style-name="P14"><text:span text:style-name="T2">Attribute Columns:</text:span></text:p>
          <text:p text:style-name="P15"><text:span text:style-name="T2">NO Chan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1" draw:layer="layout" svg:x1="10.801cm" svg:y1="28.685cm" svg:x2="10.792cm" svg:y2="30.496cm" draw:start-shape="id11" draw:start-glue-point="6" draw:end-shape="id13" draw:end-glue-point="0" svg:d="M10801 28685v905h-9v906" svg:viewBox="0 0 10 1812">
          <text:p text:style-name="P6">NO</text:p>
        </draw:connector>
        <draw:connector draw:style-name="gr7" draw:text-style-name="P11" draw:layer="layout" svg:x1="10.795cm" svg:y1="24.584cm" svg:x2="10.801cm" svg:y2="26.018cm" draw:start-shape="id10" draw:start-glue-point="2" draw:end-shape="id11" draw:end-glue-point="4" svg:d="M10795 24584v716h6v718" svg:viewBox="0 0 7 1435">
          <text:p/>
        </draw:connector>
        <draw:custom-shape draw:style-name="gr18" draw:text-style-name="P17" xml:id="id14" draw:id="id14" draw:layer="layout" svg:width="12.7cm" svg:height="1.616cm" svg:x="4.429cm" svg:y="33.663cm">
          <text:p text:style-name="P15"><text:span text:style-name="T1">Combine Columns:</text:span></text:p>
          <text:p text:style-name="P15"><text:span text:style-name="T2">To Obtain Working Dataset.</text:span></text:p>
          <draw:enhanced-geometry svg:viewBox="0 0 21600 21600" draw:type="rectangle" draw:enhanced-path="M 0 0 L 21600 0 21600 21600 0 21600 0 0 Z N"/>
        </draw:custom-shape>
        <draw:connector draw:style-name="gr7" draw:text-style-name="P11" draw:layer="layout" svg:x1="18.007cm" svg:y1="32.275cm" svg:x2="17.129cm" svg:y2="34.471cm" draw:start-shape="id12" draw:start-glue-point="2" draw:end-shape="id14" draw:end-glue-point="1" svg:d="M18007 32275v2196h-878" svg:viewBox="0 0 879 2197">
          <text:p/>
        </draw:connector>
        <draw:connector draw:style-name="gr7" draw:text-style-name="P11" draw:layer="layout" svg:x1="10.792cm" svg:y1="32.389cm" svg:x2="10.779cm" svg:y2="33.663cm" draw:start-shape="id13" draw:start-glue-point="2" draw:end-shape="id14" draw:end-glue-point="0" svg:d="M10792 32389v637h-13v637" svg:viewBox="0 0 14 1275">
          <text:p/>
        </draw:connector>
        <draw:connector draw:style-name="gr7" draw:text-style-name="P11" draw:layer="layout" svg:x1="10.779cm" svg:y1="35.279cm" svg:x2="10.772cm" svg:y2="36.492cm" draw:start-shape="id14" draw:start-glue-point="2" draw:end-shape="id5" draw:end-glue-point="4" svg:d="M10779 35279v606h-7v607" svg:viewBox="0 0 8 1214">
          <text:p/>
        </draw:connector>
        <draw:custom-shape draw:style-name="gr19" draw:text-style-name="P11" xml:id="id15" draw:id="id15" draw:layer="layout" svg:width="10.11cm" svg:height="2.667cm" svg:x="5.738cm" svg:y="56.029cm">
          <text:p text:style-name="P6">Model Accuracy &gt;= 0.9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11" draw:layer="layout" draw:line-skew="1.069cm" svg:x1="15.848cm" svg:y1="57.363cm" svg:x2="15.848cm" svg:y2="66.466cm" draw:start-shape="id15" draw:start-glue-point="7" draw:end-shape="id16" draw:end-glue-point="1" svg:d="M15848 57363h1571v9103h-1571" svg:viewBox="0 0 1572 9104">
          <text:p text:style-name="P6">YES</text:p>
        </draw:connector>
        <draw:custom-shape draw:style-name="gr20" draw:text-style-name="P11" xml:id="id17" draw:id="id17" draw:layer="layout" svg:width="7.631cm" svg:height="1.905cm" svg:x="6.963cm" svg:y="60.971cm">
          <text:p text:style-name="P6">ADD</text:p>
          <text:p text:style-name="P6">PC(i+1)</text:p>
          <draw:enhanced-geometry svg:viewBox="0 0 21600 21600" draw:type="rectangle" draw:enhanced-path="M 0 0 L 21600 0 21600 21600 0 21600 0 0 Z N"/>
        </draw:custom-shape>
        <draw:connector draw:style-name="gr10" draw:text-style-name="P11" draw:layer="layout" svg:x1="10.793cm" svg:y1="58.696cm" svg:x2="10.778cm" svg:y2="60.971cm" draw:start-shape="id15" draw:start-glue-point="6" draw:end-shape="id17" draw:end-glue-point="0" svg:d="M10793 58696v1137h-15v1138" svg:viewBox="0 0 16 2276">
          <text:p text:style-name="P6">NO</text:p>
        </draw:connector>
        <draw:custom-shape draw:style-name="gr21" draw:text-style-name="P13" xml:id="id16" draw:id="id16" draw:layer="layout" svg:width="10.082cm" svg:height="2.424cm" svg:x="5.766cm" svg:y="65.254cm">
          <text:p text:style-name="P12"><text:span text:style-name="T6">Combine Columns</text:span></text:p>
          <text:p text:style-name="P12"><text:span text:style-name="T10">PC(i) + Indicator Variable</text:span><text:span text:style-name="T10"><text:line-break/></text:span><text:span text:style-name="T10">To Obtain Working Dataset.</text:span></text:p>
          <draw:enhanced-geometry svg:viewBox="0 0 21600 21600" draw:type="rectangle" draw:enhanced-path="M 0 0 L 21600 0 21600 21600 0 21600 0 0 Z N"/>
        </draw:custom-shape>
        <draw:custom-shape draw:style-name="gr22" draw:text-style-name="P11" xml:id="id18" draw:id="id18" draw:layer="layout" svg:width="12.645cm" svg:height="2.159cm" svg:x="4.484cm" svg:y="48.557cm">
          <text:p text:style-name="P6"><text:span text:style-name="T11">Generate</text:span></text:p>
          <text:p text:style-name="P6"><text:span text:style-name="T9">Skree Plot from PCA</text:span></text:p>
          <draw:enhanced-geometry svg:viewBox="0 0 21600 21600" draw:type="rectangle" draw:enhanced-path="M 0 0 L 21600 0 21600 21600 0 21600 0 0 Z N"/>
        </draw:custom-shape>
        <draw:custom-shape draw:style-name="gr23" draw:text-style-name="P11" xml:id="id19" draw:id="id19" draw:layer="layout" svg:width="12.645cm" svg:height="2.667cm" svg:x="4.484cm" svg:y="52.04cm">
          <text:p text:style-name="P6"><text:span text:style-name="T11">Test</text:span></text:p>
          <text:p text:style-name="P6"><text:span text:style-name="T12"><text:s/></text:span><text:span text:style-name="T12">PC(i) VS Model </text:span><text:span text:style-name="T12">Accuracy</text:span></text:p>
          <draw:enhanced-geometry svg:viewBox="0 0 21600 21600" draw:type="rectangle" draw:enhanced-path="M 0 0 L 21600 0 21600 21600 0 21600 0 0 Z N"/>
        </draw:custom-shape>
        <draw:connector draw:style-name="gr7" draw:text-style-name="P11" draw:layer="layout" svg:x1="10.792cm" svg:y1="47.118cm" svg:x2="10.806cm" svg:y2="48.557cm" draw:start-shape="id8" draw:start-glue-point="2" draw:end-shape="id18" draw:end-glue-point="0" svg:d="M10792 47118v719h14v720" svg:viewBox="0 0 15 1440">
          <text:p/>
        </draw:connector>
        <draw:connector draw:style-name="gr7" draw:text-style-name="P11" draw:layer="layout" svg:x1="10.806cm" svg:y1="50.716cm" svg:x2="10.806cm" svg:y2="52.04cm" draw:start-shape="id18" draw:start-glue-point="2" draw:end-shape="id19" draw:end-glue-point="0" svg:d="M10806 50716v1324" svg:viewBox="0 0 1 1325">
          <text:p/>
        </draw:connector>
        <draw:connector draw:style-name="gr7" draw:text-style-name="P11" draw:layer="layout" svg:x1="10.806cm" svg:y1="54.707cm" svg:x2="10.793cm" svg:y2="56.029cm" draw:start-shape="id19" draw:start-glue-point="2" draw:end-shape="id15" draw:end-glue-point="4" svg:d="M10806 54707v660h-13v662" svg:viewBox="0 0 14 1323">
          <text:p/>
        </draw:connector>
        <draw:connector draw:style-name="gr7" draw:text-style-name="P11" draw:layer="layout" draw:line-skew="-1.277cm" svg:x1="6.963cm" svg:y1="61.923cm" svg:x2="4.484cm" svg:y2="53.373cm" draw:start-shape="id17" draw:start-glue-point="3" draw:end-shape="id19" draw:end-glue-point="3" svg:d="M6963 61923h-4258v-8550h1779" svg:viewBox="0 0 4259 85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" svg:font-family="'DejaVu Math TeX Gyre'"/>
    <style:font-face style:name="FreeSans" svg:font-family="FreeSans" style:font-family-generic="swiss"/>
    <style:font-face style:name="Liberation Sans1" svg:font-family="'Liberation Sans'" style:font-family-generic="swiss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pitch-asian="variable" style:font-size-asian="12pt" style:language-asian="hi" style:country-asian="IN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FreeSans1" style:font-family-asian="FreeSans" style:font-pitch-asian="variable" style:font-size-asian="14pt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Footer" style:family="graphic">
      <style:paragraph-properties style:text-autospace="none">
        <style:tab-stops>
          <style:tab-stop style:position="16.801cm" style:type="center"/>
          <style:tab-stop style:position="33.602cm" style:type="right"/>
        </style:tab-stops>
      </style:paragraph-properties>
    </style:style>
    <style:style style:name="Header" style:family="graphic">
      <style:paragraph-properties style:text-autospace="none">
        <style:tab-stops>
          <style:tab-stop style:position="16.801cm" style:type="center"/>
          <style:tab-stop style:position="33.602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FreeSans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FreeSans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83.8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9T13:50:36.067969769</meta:creation-date>
    <dc:date>2019-09-09T17:59:04.629832744</dc:date>
    <meta:editing-duration>PT1H23M4S</meta:editing-duration>
    <meta:editing-cycles>6</meta:editing-cycles>
    <meta:generator>LibreOffice/6.0.7.3$Linux_X86_64 LibreOffice_project/00m0$Build-3</meta:generator>
    <meta:document-statistic meta:object-count="42"/>
  </office:meta>
</office:document-meta>
</file>